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d3944" officeooo:paragraph-rsid="001d3944"/>
    </style:style>
    <style:style style:name="P3" style:family="paragraph" style:parent-style-name="Standard">
      <style:paragraph-properties fo:text-align="center" style:justify-single-word="false"/>
      <style:text-properties officeooo:rsid="001d3944" officeooo:paragraph-rsid="001d3944"/>
    </style:style>
    <style:style style:name="P4" style:family="paragraph" style:parent-style-name="Standard">
      <style:text-properties fo:font-style="italic" officeooo:rsid="001d3944" officeooo:paragraph-rsid="001d3944" style:font-style-asian="italic" style:font-style-complex="italic"/>
    </style:style>
    <style:style style:name="P5" style:family="paragraph" style:parent-style-name="Standard">
      <style:text-properties officeooo:rsid="001ee5aa" officeooo:paragraph-rsid="001ee5aa"/>
    </style:style>
    <style:style style:name="P6" style:family="paragraph" style:parent-style-name="Standard">
      <style:text-properties officeooo:rsid="001f3465" officeooo:paragraph-rsid="001f3465"/>
    </style:style>
    <style:style style:name="P7" style:family="paragraph" style:parent-style-name="Standard">
      <style:text-properties officeooo:rsid="001f3465" officeooo:paragraph-rsid="001ff6a6"/>
    </style:style>
    <style:style style:name="P8" style:family="paragraph" style:parent-style-name="Standard">
      <style:text-properties officeooo:rsid="001ff6a6" officeooo:paragraph-rsid="001ff6a6"/>
    </style:style>
    <style:style style:name="P9" style:family="paragraph" style:parent-style-name="Standard">
      <style:text-properties officeooo:rsid="001ffb9a" officeooo:paragraph-rsid="001ffb9a"/>
    </style:style>
    <style:style style:name="P10" style:family="paragraph">
      <style:text-properties style:font-name="F" fo:font-size="12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d394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f3465"/>
    </style:style>
    <style:style style:name="T4" style:family="text">
      <style:text-properties officeooo:rsid="001ee5aa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officeooo:rsid="001ff6a6"/>
    </style:style>
    <style:style style:name="T8" style:family="text">
      <style:text-properties style:font-name="F" fo:font-size="12pt"/>
    </style:style>
    <style:style style:name="gr1" style:family="graphic">
      <style:graphic-properties draw:stroke="none" svg:stroke-color="#000000" draw:fill="none" draw:fill-color="#ffffff" fo:min-height="0.28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width="0.0201in" svg:stroke-color="#000000" draw:marker-start-width="0.1689in" draw:marker-end-width="0.1689in" svg:stroke-linecap="butt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5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/>
    </style:style>
    <style:style style:name="gr6" style:family="graphic">
      <style:graphic-properties svg:stroke-width="0.0402in" draw:marker-start-width="0.1984in" draw:marker-end="Arrow" draw:marker-end-width="0.1291in" draw:textarea-horizontal-align="center" draw:textarea-vertical-align="middle" fo:padding-top="0.0193in" fo:padding-bottom="0.0193in" fo:padding-left="0.0193in" fo:padding-right="0.0193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ft and Right Inverse</text:p>
      <text:p text:style-name="P3">by Sven Nilsen, 2022</text:p>
      <text:p text:style-name="P2"/>
      <text:p text:style-name="P4">In this paper I explain the underlying model of left and right inverse.</text:p>
      <text:p text:style-name="P2"/>
      <text:p text:style-name="P2">The left and right inverse have the following definitions<text:span text:style-name="T6"><text:reference-ref text:reference-format="text" text:ref-name="terminology for morphisms">[1]</text:reference-ref></text:span>:</text:p>
      <text:p text:style-name="P2"/>
      <text:p text:style-name="P2"><text:tab/>left_inv<text:span text:style-name="T3">X,Y</text:span> := \(f : X → Y) = ∃ g : Y → X { g · f &lt;=&gt; id<text:span text:style-name="T2">X</text:span> }</text:p>
      <text:p text:style-name="P2"><text:tab/>right_inv<text:span text:style-name="T3">X,Y</text:span> := \(f : X → Y) = ∃ g : Y → X { f · g &lt;=&gt; id<text:span text:style-name="T2">Y</text:span> }</text:p>
      <text:p text:style-name="P2"/>
      <text:p text:style-name="P2">Notice that left and right inverse are two perspectives of the same underlying model:</text:p>
      <text:p text:style-name="P2"/>
      <text:p text:style-name="P2"><text:tab/>g · f &lt;=&gt; id</text:p>
      <text:p text:style-name="P2"/>
      <text:p text:style-name="P2">The function `g` is the left inverse of `f`.</text:p>
      <text:p text:style-name="P2">The function `f` is the right inverse of `g`.</text:p>
      <text:p text:style-name="P2"/>
      <text:p text:style-name="P2">The domain of `g` is greater or equal than the domain of `f`<text:span text:style-name="T6"><text:reference-ref text:reference-format="text" text:ref-name="constrained functions">[2]</text:reference-ref></text:span>:</text:p>
      <text:p text:style-name="P2"/>
      <text:p text:style-name="P2"><text:tab/>|∀g| &gt;= |∀f|</text:p>
      <text:p text:style-name="P2"/>
      <text:p text:style-name="P5">One intution one can use, is that `id` might be thought of as a looping railroad of domain `<text:span text:style-name="T1">∀f</text:span>`:</text:p>
      <text:p text:style-name="P2"/>
      <text:p text:style-name="P2"><draw:g text:anchor-type="paragraph" draw:z-index="0" draw:name="DrawObject1" draw:style-name="gr4"><draw:line draw:name="Horizontal line 1" draw:style-name="gr5" draw:text-style-name="P12" svg:x1="1.8799in" svg:y1="1.213in" svg:x2="4.9874in" svg:y2="1.213in"><text:p/></draw:line><draw:line draw:name="Horizontal line 2" draw:style-name="gr5" draw:text-style-name="P12" svg:x1="1.8799in" svg:y1="1.7354in" svg:x2="4.9874in" svg:y2="1.7354in"><text:p/></draw:line><draw:polyline draw:name="Horizontal line 3" draw:style-name="gr5" draw:text-style-name="P12" svg:width="2.3575in" svg:height="0.2358in" draw:transform="rotate (0.466875574908483) translate (2.80803258967629in 1.68571741032371in)" svg:viewBox="0 0 5989 600" draw:points="0,0 810,266 2410,600 4717,420 5989,0"><text:p/></draw:polyline><draw:polyline draw:name="Horizontal line 4" draw:style-name="gr5" draw:text-style-name="P12" svg:width="2.3575in" svg:height="0.2244in" draw:transform="rotate (0.466875574908483) translate (2.74166666666667in 1.17222222222222in)" svg:viewBox="0 0 5989 571" draw:points="0,0 875,322 2258,571 4291,464 5989,0"><text:p/></draw:polyline><draw:line draw:name="Line 1" draw:style-name="gr6" draw:text-style-name="P12" svg:x1="1.8134in" svg:y1="1.4862in" svg:x2="1.1417in" svg:y2="1.4862in"><text:p/></draw:line><draw:line draw:name="Line 2" draw:style-name="gr6" draw:text-style-name="P12" svg:x1="5.7177in" svg:y1="1.4693in" svg:x2="5.0461in" svg:y2="1.4693in"><text:p/></draw:line></draw:g><draw:frame text:anchor-type="paragraph" draw:z-index="1" draw:name="Text Frame 1" draw:style-name="gr3" draw:text-style-name="P11" svg:width="0.4398in" svg:height="0.3232in" svg:x="5.8744in" svg:y="1.361in"><draw:text-box><text:p text:style-name="P10"><text:span text:style-name="T8">∀</text:span><text:span text:style-name="T8">f</text:span></text:p></draw:text-box></draw:frame><draw:frame text:anchor-type="paragraph" draw:z-index="2" draw:name="Text Frame 2" draw:style-name="gr1" draw:text-style-name="P13" svg:width="0.7878in" svg:height="0.2823in" svg:x="5.0618in" svg:y="0.1264in"><draw:text-box><text:p text:style-name="P10"><text:span text:style-name="T8">∀</text:span><text:span text:style-name="T8">g \ ∀f</text:span></text:p></draw:text-box></draw:frame><draw:line text:anchor-type="paragraph" draw:z-index="3" draw:name="Line 3" draw:style-name="gr2" draw:text-style-name="P12" svg:x1="3.7445in" svg:y1="1.95in" svg:x2="3.761in" svg:y2="0.3417in"><text:p/></draw:line><draw:frame text:anchor-type="paragraph" draw:z-index="4" draw:name="Text Frame 3" draw:style-name="gr1" draw:text-style-name="P11" svg:width="0.3232in" svg:height="0.2823in" svg:x="3.4217in" svg:y="0.4165in"><draw:text-box><text:p text:style-name="P10"><text:span text:style-name="T8">∀</text:span><text:span text:style-name="T8">g</text:span></text:p></draw:text-box></draw:frame></text:p>
      <text:p text:style-name="P5"/>
      <text:p text:style-name="P5">The can be an entrance railroad for trains to get into the loop of domain `<text:span text:style-name="T1">∀</text:span>g \ <text:span text:style-name="T1">∀f</text:span>`, such that:</text:p>
      <text:p text:style-name="P5"/>
      <text:p text:style-name="P5"><text:tab/>|<text:span text:style-name="T1">∀g</text:span>| = |<text:span text:style-name="T1">∀f</text:span>| + |<text:span text:style-name="T1">∀</text:span>g \ <text:span text:style-name="T1">∀f</text:span>|</text:p>
      <text:p text:style-name="P5"/>
      <text:p text:style-name="P6">Where `\` is the relative complement operator<text:span text:style-name="T6"><text:reference-ref text:reference-format="text" text:ref-name="relative complement">[3]</text:reference-ref></text:span>.</text:p>
      <text:p text:style-name="P6"/>
      <text:p text:style-name="P7">When `f` has both a left and right inverse, `<text:span text:style-name="T4">|</text:span><text:span text:style-name="T1">∀</text:span><text:span text:style-name="T4">g \ </text:span><text:span text:style-name="T1">∀f</text:span><text:span text:style-name="T4">| </text:span>== <text:span text:style-name="T4">|</text:span><text:span text:style-name="T1">∀</text:span><text:span text:style-name="T7">f</text:span><text:span text:style-name="T4"> \ </text:span><text:span text:style-name="T1">∀</text:span><text:span text:style-name="T7">g</text:span><text:span text:style-name="T4">| </text:span><text:span text:style-name="T7">==</text:span> 0`.</text:p>
      <text:p text:style-name="P6"/>
      <text:p text:style-name="P6">The entrance railroad does not have to map one-to-one, but can map arbitrarily.</text:p>
      <text:p text:style-name="P8">For example, when `<text:span text:style-name="T4">|</text:span><text:span text:style-name="T1">∀f</text:span><text:span text:style-name="T4">| </text:span>== 2` and `<text:span text:style-name="T4">|</text:span><text:span text:style-name="T1">∀</text:span>g<text:span text:style-name="T4">| </text:span>== 3`, `<text:span text:style-name="T4">|</text:span><text:span text:style-name="T1">∀</text:span><text:span text:style-name="T4">g \ </text:span><text:span text:style-name="T1">∀f</text:span><text:span text:style-name="T4">| </text:span>== 1`.</text:p>
      <text:p text:style-name="P8"/>
      <text:p text:style-name="P9">The looping railroad might be thought of as “straight” from a topological perspective.</text:p>
      <text:p text:style-name="P9">This is because any swap operation that `f` performs, must be cancelled by `g`.</text:p>
      <text:p text:style-name="P9"/>
      <text:h text:style-name="P1" text:outline-level="3">References:</text:h>
      <text:p text:style-name="P6"/>
      <text:p text:style-name="P6"><text:reference-mark-start text:name="terminology for morphisms"/>[1]<text:reference-mark-end text:name="terminology for morphisms"/><text:tab/>“Terminology for Morphisms”</text:p>
      <text:p text:style-name="P6"><text:tab/>Sven Nilsen, 2022</text:p>
      <text:p text:style-name="P6"><text:tab/><text:a xlink:type="simple" xlink:href="https://github.com/advancedresearch/path_semantics/blob/master/papers-wip2/terminology-for-morphisms.pdf" text:style-name="Internet_20_link" text:visited-style-name="Visited_20_Internet_20_Link"><text:span text:style-name="T5">https://github.com/advancedresearch/path_semantics/blob/master/papers-wip2/terminology-for-morphisms.pdf</text:span></text:a></text:p>
      <text:p text:style-name="P6"/>
      <text:p text:style-name="P8"><text:reference-mark-start text:name="constrained functions"/>[2]<text:reference-mark-end text:name="constrained functions"/><text:tab/>“Constrained Functions”</text:p>
      <text:p text:style-name="P8"><text:tab/>Sven Nilsen, 2017</text:p>
      <text:p text:style-name="P8"><text:tab/><text:a xlink:type="simple" xlink:href="https://github.com/advancedresearch/path_semantics/blob/master/papers-wip/constrained-functions.pdf" text:style-name="Internet_20_link" text:visited-style-name="Visited_20_Internet_20_Link"><text:span text:style-name="T5">https://github.com/advancedresearch/path_semantics/blob/master/papers-wip/constrained-functions.pdf</text:span></text:a></text:p>
      <text:p text:style-name="P8"/>
      <text:p text:style-name="P8"><text:reference-mark-start text:name="relative complement"/>[3]<text:reference-mark-end text:name="relative complement"/><text:tab/>“Relative complement”</text:p>
      <text:p text:style-name="P8"><text:tab/>Wikipedia</text:p>
      <text:p text:style-name="P8"><text:tab/><text:a xlink:type="simple" xlink:href="https://en.wikipedia.org/wiki/Complement_(set_theory)#Relative_complement" text:style-name="Internet_20_link" text:visited-style-name="Visited_20_Internet_20_Link"><text:span text:style-name="T5">https://en.wikipedia.org/wiki/Complement_(set_theory)#Relative_complement</text:span></text:a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1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8T16:13:57.246432846</meta:creation-date>
    <dc:date>2022-03-18T16:58:00.219693901</dc:date>
    <meta:editing-duration>PT2M32S</meta:editing-duration>
    <meta:editing-cycles>1</meta:editing-cycles>
    <meta:document-statistic meta:table-count="0" meta:image-count="0" meta:object-count="0" meta:page-count="2" meta:paragraph-count="31" meta:word-count="272" meta:character-count="1624" meta:non-whitespace-character-count="1372"/>
    <meta:generator>LibreOffice/7.2.2.2$MacOSX_X86_64 LibreOffice_project/02b2acce88a210515b4a5bb2e46cbfb63fe97d56</meta:generator>
  </office:meta>
</office:document-meta>
</file>